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d0956" officeooo:paragraph-rsid="00005f7d" style:text-blinking="false" style:font-size-asian="12pt" style:font-size-complex="12pt"/>
    </style:style>
    <style:style style:name="P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fa50" officeooo:paragraph-rsid="00005f7d" style:text-blinking="false" style:font-size-asian="12pt" style:font-size-complex="12pt"/>
    </style:style>
    <style:style style:name="P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9b0b9" officeooo:paragraph-rsid="00005f7d" style:text-blinking="false" style:font-size-asian="12pt" style:font-size-complex="12pt"/>
    </style:style>
    <style:style style:name="P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9e0fa" officeooo:paragraph-rsid="00005f7d" style:text-blinking="false" style:font-size-asian="12pt" style:font-size-complex="12pt"/>
    </style:style>
    <style:style style:name="P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a3468" officeooo:paragraph-rsid="00005f7d" style:text-blinking="false" style:font-size-asian="12pt" style:font-size-complex="12pt"/>
    </style:style>
    <style:style style:name="P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bcd39" officeooo:paragraph-rsid="00005f7d" style:text-blinking="false" style:font-size-asian="12pt" style:font-size-complex="12pt"/>
    </style:style>
    <style:style style:name="P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119402" officeooo:paragraph-rsid="00005f7d" style:text-blinking="false" style:font-size-asian="12pt" style:font-style-asian="italic" style:font-size-complex="12pt" style:font-style-complex="italic"/>
    </style:style>
    <style:style style:name="T1" style:family="text">
      <style:text-properties officeooo:rsid="00499744"/>
    </style:style>
    <style:style style:name="T2" style:family="text">
      <style:text-properties officeooo:rsid="02ff9753"/>
    </style:style>
    <style:style style:name="T3" style:family="text">
      <style:text-properties officeooo:rsid="00f10213"/>
    </style:style>
    <style:style style:name="T4" style:family="text">
      <style:text-properties officeooo:rsid="0013d048"/>
    </style:style>
    <style:style style:name="T5" style:family="text">
      <style:text-properties officeooo:rsid="0011d025"/>
    </style:style>
    <style:style style:name="T6" style:family="text">
      <style:text-properties officeooo:rsid="010a037a"/>
    </style:style>
    <style:style style:name="T7" style:family="text">
      <style:text-properties officeooo:rsid="006bcd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А летом нас снова ждёт Кандыбино, но теперь кроме плавок и бутерброда с плавленым сырком надо не забыть колоду карт.</text:p>
      <text:p text:style-name="P2">- <text:span text:style-name="T1">Чей ход?</text:span></text:p>
      <text:p text:style-name="P2">- <text:span text:style-name="T1">Твой.</text:span></text:p>
      <text:p text:style-name="P2">- <text:span text:style-name="T1">Без балды?</text:span></text:p>
      <text:p text:style-name="P2">- <text:span text:style-name="T1">Чепа ж сдавал. Ходи!</text:span></text:p>
      <text:p text:style-name="P2">- <text:span text:style-name="T1">Ходят тут всякие, а потом плавки пропадают...</text:span></text:p>
      <text:p text:style-name="P2">На каждом пляжном одеяле между смородинных кустов идут баталии в «дурака», он же «подкидной», под музыку из портативных радиоприёмников.</text:p>
      <text:p text:style-name="P2">Самым завидным считался, конечно, «Спидола», рижского радиозавода, размером с тетрадку, а толщиною в кирпич.</text:p>
      <text:p text:style-name="P2">В его чёрном пластмассовом корпусе таится телескопическая антенна, которую вытаскивают за кнопку на конце самой тонкой её секции, чтоб получилась поблескивающая никелировкой удочка для ловли коротких волн.</text:p>
      <text:p text:style-name="P2">Длинные и средние волны приёмник принимал бе<text:span text:style-name="T2">з</text:span> выдвигания антенны.</text:p>
      <text:p text:style-name="P2">Ловить радиостанции на коротких волнах — занятие безнадёжное; половина диапазона тонет в шипении, треске и вое, которыми наши глушат «голоса» на службе у ЦРУ: «Голос Америки», «Радио Свобода», лондонскую Би-Би-Си.</text:p>
      <text:p text:style-name="P2">Так что на пляже все слушали радиостанцию «Маяк» всесоюзного радио, которая передавала сигналы точного времени и новости каждые полчаса, а остальной эфир заполняла концертами по заявкам радиослушателей.</text:p>
      <text:p text:style-name="P2">Но одному на Кандыбино лучше не ездить, и не только потому, что не с кем будет играть в карты, но и для безопасности.</text:p>
      <text:p text:style-name="P3">Однажды, не вняв предупреждению Кубы и Чепы я в одиночку переплыл Кандыбино к невысокой дамбе рыбных озёр.</text:p>
      <text:p text:style-name="P3">На том берегу оказалась группа ребят моего возраста. Один спросил меня на украинском:</text:p>
      <text:p text:style-name="P3">- Пеку бачыв?</text:p>
      <text:p text:style-name="P3">- Какого Пеку?- удивился я и получил от него удар в челюсть.</text:p>
      <text:p text:style-name="P3">Они все попрыгали в воду и уплыли.</text:p>
      <text:p text:style-name="P3">Больно не было, а только обидно. Наверное, загребельские хлопцы. И что, спрашивается, я им сделал?</text:p>
      <text:p text:style-name="P3"/>
      <text:p text:style-name="P7"><text:span text:style-name="T3">(...в</text:span> те не<text:span text:style-name="T4">д</text:span>остижимо далёкие времена я ещё не знал, что все мои невзгоды или радости, <text:span text:style-name="T5">исходят</text:span> от той сволочи в не<text:span text:style-name="T4">постиж</text:span>имо далёком будущем, которая сейчас слагает это письмо тебе, лёжа в палатке посреди тёмного леса <text:span text:style-name="T5">под неумолчное</text:span> журча<text:span text:style-name="T5">нье </text:span>струй реки по имени Варанда...<text:span text:style-name="T3">)</text:span></text:p>
      <text:p text:style-name="P7"/>
      <text:p text:style-name="P3">Кроме Кандыбино в Конотопе есть и другие места купания. Например, заполненная водою балка посреди поля за Посёлком.</text:p>
      <text:p text:style-name="P3">Там иногда бывало <text:span text:style-name="T3">очень </text:span>людно, даже из Города приезжали ребята.</text:p>
      <text:p text:style-name="P3">А мы втроём пару раз на своих велосипедах ездили на речку Езуч — <text:span text:style-name="T3">это </text:span>совсем другой край города.</text:p>
      <text:p text:style-name="P3">Течения там почти нет, на берегах зелёная трава и толстые ивы; и глубина не маленькая — <text:span text:style-name="T6">в </text:span>одном месте даже стояла вышка из железных труб для прыжков в воду. </text:p>
      <text:p text:style-name="P3">Арматурная лесенка вела на два уровня: высотой в три и <text:span text:style-name="T3">в </text:span>пять метров.</text:p>
      <text:p text:style-name="P3">Мы не сразу решились прыгнуть с трёхметрового выступа и то не «головкой», а «бомбочкой», то есть пятками книзу. </text:p>
      <text:p text:style-name="P3">Забирались и на пятиметровую секцию, но, посмотрев как далеко внизу вода оттуда, молча спустились. </text:p>
      <text:p text:style-name="P3">Даже Куба.</text:p>
      <text:p text:style-name="P3"><text:soft-page-break/>Уже уезжая, мы видели как один взрослый прыгнул с пятиметрового «ласточкой».</text:p>
      <text:p text:style-name="P4">Единственный недостаток Езуча — его безлюдье. Кроме нас и одинокого ныряльщика никого там не оказалось.</text:p>
      <text:p text:style-name="P4"/>
      <text:p text:style-name="P4">А самое популярное место летнего отдыха конотопчан это, конечно же, пляжный Залив на реке Сейм — всего две остановки пригородной электричкой от Вокзала.</text:p>
      <text:p text:style-name="P4">Но в то лето я туда не ездил.</text:p>
      <text:p text:style-name="P4">Не потому, что билет стоит двадцать копеек — в крайнем случае можно и «зайцем». Народу на Сейм набивается столько, что контролёры не успевают протиснуться по всем вагонам за десять минут.</text:p>
      <text:p text:style-name="P4">И не потому, <text:s/>что каждое лето Сейм пожинает угрюмую жатву из двух-трёх утопленников — молодые совсем ребята, которых потом хоронят многолюдными похоронами.</text:p>
      <text:p text:style-name="P4">Нет, <text:span text:style-name="T3">конечно, в</text:span>едь со мной ничего такого случиться не может.</text:p>
      <text:p text:style-name="P4">Просто на Сейм ездят по выходным, как раз в те дни, когда мы с дядей Толиком отправляемся на рыбалку.</text:p>
      <text:p text:style-name="P4">Хотя пару раз <text:span text:style-name="T3">мы </text:span>заскакивали и на пляж — так, по пути — с привязанными к багажнику удочками.</text:p>
      <text:p text:style-name="P4">Один раз даже с ночёвкой, километра за два от пляжа.</text:p>
      <text:p text:style-name="P4">Это когда его брат, дядя Витя приехал из Сум свататься к тёте Наташе из пятнадцатого номера на Нежинской, где Архипенки ночевали во время кончины бабы Кати.</text:p>
      <text:p text:style-name="P4"/>
      <text:p text:style-name="P4">У дяди Вити все волосы на месте — светло-русые, торчком зачёсанные кверху, как у стиляг из начала шестидесятых.</text:p>
      <text:p text:style-name="P4">Ему уже за тридцать, но и тётя Наташа из пятнадцатого тоже не девочка. Зато вся хата ихняя — только она да двое родителей.</text:p>
      <text:p text:style-name="P4">В ту субботу на место ночёвки мы тоже приехали с удочками, чтобы на следующий день ловить рыбу.</text:p>
      <text:p text:style-name="P5">Но отец тёти Наташи ещё не успел привезти <text:span text:style-name="T3">на</text:span> своём «<text:span text:style-name="T3">м</text:span>осквиче» всех ночующих <text:span text:style-name="T3">в</text:span> условленное место.</text:p>
      <text:p text:style-name="P5">Чтобы скоротать время, мы с дядей Толиком поехали в пионерский лагерь в сосновом лесу, за полкилометра от Залива.</text:p>
      <text:p text:style-name="P5">И пока дядя Толик сгонял куда-то ещё «тут недалеко», я посмотрел в лагере кино «Миллион <text:span text:style-name="T3">л</text:span>ет до <text:span text:style-name="T3">н</text:span>ашей <text:span text:style-name="T3">э</text:span>ры», про то, как черноволосый Тумак, изгнанный своим племенем, насадил на толстый кол ящера-динозавра и племя светловолосых блондинов приняло его, потому что <text:span text:style-name="T3">этим </text:span>он спас блондинистого ребёнка.</text:p>
      <text:p text:style-name="P5">Когда кино кончилось приехал дядя Толик и мы вернулись к месту ночёвки, где уже все собрались — тётя Люда с Ирочкой и тётя Наташа со своим отцом, и дядя Витя с его и дяди Толикиным третьим братом.</text:p>
      <text:p text:style-name="P5">Они уже поставили палатку и позади неё в темноте смутным пятном белел «<text:span text:style-name="T3">м</text:span>осквич», а перед ней горел тихий костёрчик.</text:p>
      <text:p text:style-name="P5">В ночном небе звёзд было больше, чем тьмы.</text:p>
      <text:p text:style-name="P5">Я спустился по крутому берегу к песчаной косе и потрогал воду течения. Она оказалась такой тёплой, что я не удержался и вошёл в реку. Нырять я не стал, а просто побродил по песчаному дну вдоль берега.</text:p>
      <text:p text:style-name="P5">Потом сюда же спустились дядя Витя с тётей Наташей. </text:p>
      <text:p text:style-name="P5">Он, несмотря на её уговоры, захотел искупаться, а я выше<text:span text:style-name="T3">л</text:span> и поднялся наверх к костру, <text:span text:style-name="T7">вокруг которого стало</text:span> <text:span text:style-name="T7">уже совсем</text:span> темно.</text:p>
      <text:p text:style-name="P6"><text:span text:style-name="T3">Потом я</text:span> подполз к краю обрыва и посмотрел вниз. </text:p>
      <text:p text:style-name="P6">На фоне отблескивающих в реке звёзд различались два приникшие друг к другу силуэта — так романтично.</text:p>
      <text:p text:style-name="P6">Наверное, моя голова тоже различалась снизу на фоне усыпанного звёздами неба, потому что дядя Витя крикнул «падла!» и махнул рукой.</text:p>
      <text:p text:style-name="P6"><text:soft-page-break/>Невидимая в темноте галька ударила меня в лоб. Я крикнул:</text:p>
      <text:p text:style-name="P6">- Мимо!- и откатился от края.</text:p>
      <text:p text:style-name="P6">Конечно, я соврал — какой там «мимо», если так больно.</text:p>
      <text:p text:style-name="P6">Потом они поднялись к костру и дядя Витя спросил у меня:</text:p>
      <text:p text:style-name="P6">- Знаешь, что такое «напальчники»?</text:p>
      <text:p text:style-name="P6">Я ответил, что не знаю, <text:span text:style-name="T3">а</text:span> он сказал мне встать во весь рост и, когда я послушался, упёр свой кулак мне в подбородок и резким толчком опрокинул на землю.</text:p>
      <text:p text:style-name="P6">- Вот это «напальчники»,- сказал он.</text:p>
      <text:p text:style-name="P6">Лёжа рядом с костром я сказал:</text:p>
      <text:p text:style-name="P6">- Дядя Витя, у моего друга Кубы есть поговорка «врач на больных не обижается».</text:p>
      <text:p text:style-name="P6">Но мне всё равно было обидно.</text:p>
      <text:p text:style-name="P1">Женщины с Ирочкой ночевали в машине, а остальные в палатке.</text:p>
      <text:p text:style-name="P1">Наутро мы с дядей Толиком поехали в другое место ловить рыбу, но улов оказался совсем никудышным — кот наплакал.</text:p>
      <text:p text:style-name="P1">Дядю Витю я больше не видел, потому что их свадьба была в Сумах и жить они остались там ж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55:11.856474091</meta:creation-date>
    <dc:date>2017-03-01T15:55:29.344975406</dc:date>
    <dc:creator>sehrguey </dc:creator>
    <meta:editing-duration>PT17S</meta:editing-duration>
    <meta:editing-cycles>1</meta:editing-cycles>
    <meta:document-statistic meta:table-count="0" meta:image-count="0" meta:object-count="0" meta:page-count="3" meta:paragraph-count="67" meta:word-count="1061" meta:character-count="6468" meta:non-whitespace-character-count="5453"/>
    <meta:generator>LibreOffice/4.3.3.2$Linux_x86 LibreOffice_project/430m0$Build-2</meta:generator>
  </office:meta>
</office:document-meta>
</file>